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4" table:style-name="ta1">
        <table:shapes>
          <draw:frame draw:z-index="0" draw:style-name="gr1" draw:text-style-name="P1" svg:width="791.23pt" svg:height="561.88pt" svg:x="22.59pt" svg:y="2.83pt">
            <loext:p draw:notify-on-update-of-ranges="test4.F1:test4.F130 test4.G1:test4.G130 test4.H1:test4.H130 test4.I1:test4.I130 test4.J1:test4.J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float" office:value="8.91" calcext:value-type="float">
            <text:p>8.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455" calcext:value-type="float">
            <text:p>455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448" calcext:value-type="float">
            <text:p>448</text:p>
          </table:table-cell>
          <table:table-cell office:value-type="float" office:value="470" calcext:value-type="float">
            <text:p>470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77" calcext:value-type="float">
            <text:p>477</text:p>
          </table:table-cell>
          <table:table-cell office:value-type="float" office:value="453" calcext:value-type="float">
            <text:p>453</text:p>
          </table:table-cell>
          <table:table-cell office:value-type="float" office:value="325" calcext:value-type="float">
            <text:p>32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368" calcext:value-type="float">
            <text:p>368</text:p>
          </table:table-cell>
          <table:table-cell office:value-type="float" office:value="391" calcext:value-type="float">
            <text:p>391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339" calcext:value-type="float">
            <text:p>339</text:p>
          </table:table-cell>
          <table:table-cell office:value-type="float" office:value="322" calcext:value-type="float">
            <text:p>32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-11" calcext:value-type="float">
            <text:p>-1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369" calcext:value-type="float">
            <text:p>369</text:p>
          </table:table-cell>
          <table:table-cell office:value-type="float" office:value="359" calcext:value-type="float">
            <text:p>359</text:p>
          </table:table-cell>
          <table:table-cell office:value-type="float" office:value="247" calcext:value-type="float">
            <text:p>247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-41" calcext:value-type="float">
            <text:p>-41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322" calcext:value-type="float">
            <text:p>322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231" calcext:value-type="float">
            <text:p>231</text:p>
          </table:table-cell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368" calcext:value-type="float">
            <text:p>368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503" calcext:value-type="float">
            <text:p>503</text:p>
          </table:table-cell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207" calcext:value-type="float">
            <text:p>207</text:p>
          </table:table-cell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24" calcext:value-type="float">
            <text:p>22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247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241" calcext:value-type="float">
            <text:p>241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23" calcext:value-type="float">
            <text:p>223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1:30:19.255108282</dc:date>
    <meta:editing-duration>PT3M29S</meta:editing-duration>
    <meta:editing-cycles>1</meta:editing-cycles>
    <meta:document-statistic meta:table-count="1" meta:cell-count="13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14cm" svg:height="19.823cm" xlink:href=".." xlink:type="simple" chart:class="chart:line" chart:style-name="ch1">
        <chart:legend chart:legend-position="end" svg:x="25.035cm" svg:y="8.616cm" style:legend-expansion="high" chart:style-name="ch2"/>
        <chart:plot-area chart:style-name="ch3" table:cell-range-address="test4.F1:test4.J130" svg:x="0.558cm" svg:y="0.396cm" svg:width="23.919cm" svg:height="19.031cm">
          <chartooo:coordinate-region svg:x="1.365cm" svg:y="0.517cm" svg:width="23.112cm" svg:height="17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4.F1:test4.F130" chart:class="chart:line">
            <chart:data-point chart:repeated="130"/>
          </chart:series>
          <chart:series chart:style-name="ch7" chart:values-cell-range-address="test4.G1:test4.G130" chart:class="chart:line">
            <chart:data-point chart:repeated="130"/>
          </chart:series>
          <chart:series chart:style-name="ch8" chart:values-cell-range-address="test4.H1:test4.H130" chart:class="chart:line">
            <chart:data-point chart:repeated="130"/>
          </chart:series>
          <chart:series chart:style-name="ch9" chart:values-cell-range-address="test4.I1:test4.I130" chart:class="chart:line">
            <chart:data-point chart:repeated="130"/>
          </chart:series>
          <chart:series chart:style-name="ch10" chart:values-cell-range-address="test4.J1:test4.J130" chart:class="chart:line"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4.F1:test4.F130</svg:desc>
                </draw:g>
              </table:table-cell>
              <table:table-cell office:value-type="float" office:value="26">
                <text:p>26</text:p>
                <draw:g>
                  <svg:desc>test4.G1:test4.G130</svg:desc>
                </draw:g>
              </table:table-cell>
              <table:table-cell office:value-type="float" office:value="0">
                <text:p>0</text:p>
                <draw:g>
                  <svg:desc>test4.H1:test4.H130</svg:desc>
                </draw:g>
              </table:table-cell>
              <table:table-cell office:value-type="float" office:value="0">
                <text:p>0</text:p>
                <draw:g>
                  <svg:desc>test4.I1:test4.I130</svg:desc>
                </draw:g>
              </table:table-cell>
              <table:table-cell office:value-type="float" office:value="58.1923139591723">
                <text:p>58.1923139591723</text:p>
                <draw:g>
                  <svg:desc>test4.J1:test4.J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